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10.407cm" svg:y="18.54cm">
            <draw:object draw:notify-on-update-of-ranges="Tabelle1.A34:Tabelle1.A34 Tabelle1.C34:Tabelle1.X34 Tabelle1.A35:Tabelle1.A35 Tabelle1.C35:Tabelle1.X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999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19.7" calcext:value-type="float">
            <text:p>19.7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1.7" calcext:value-type="float">
            <text:p>21.7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5.7" calcext:value-type="float">
            <text:p>25.7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27.7" calcext:value-type="float">
            <text:p>27.7</text:p>
          </table:table-cell>
          <table:table-cell table:style-name="ce3" office:value-type="float" office:value="28.7" calcext:value-type="float">
            <text:p>28.7</text:p>
          </table:table-cell>
          <table:table-cell table:style-name="ce3" office:value-type="float" office:value="29.7" calcext:value-type="float">
            <text:p>29.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chüler bearbeiten</text:p>
          </table:table-cell>
          <table:table-cell office:value-type="string" calcext:value-type="string">
            <text:p>Adresslogik ändern: Jede Person hat eine eigene Adress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odes verwalten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ode einem Schüler hinzufügen und vom Schüler entfernen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tarbeiter verwalten</text:p>
          </table:table-cell>
          <table:table-cell office:value-type="string" calcext:value-type="string">
            <text:p>Mitarbeiter verwalten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typen verwalten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orte verwalten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Semester verwalten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Bisherige Daten im Schüler erfassen Panel anzeige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Angehörige bereits vorhanden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Validierungs-Kommand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Schüler bereits vorhanden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An-/Abmeldung mutieren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Zurück zum Datenblatt nach Speicherung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suchen: Mit einem Suchresultat direkt auf Datenblat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UI's überarbeiten (Vereinheitlichung)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Scrollbars für Tabellen mit vielen Spalten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Dialoge überarbeiten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Adresse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Geschwister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Gleiche Angehörige übernehmen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JPA-Session-Verwaltung überarbeiten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alendarModelAttribute implementieren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IntegerModelAttribute implementieren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Bemerkungen-TextArea: Tabulator springt auf nächstes Eingabefeld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Abfolge von UI's überarbeiten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verwalten</text:p>
          </table:table-cell>
          <table:table-cell table:number-columns-repeated="2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 einem Schüler hinzufügen und vom Schüler entfernen</text:p>
          </table:table-cell>
          <table:table-cell table:number-columns-repeated="2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suchen in Schüler suchen integrieren</text:p>
          </table:table-cell>
          <table:table-cell table:number-columns-repeated="2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Schüler-Such-Resultat-Tabelle: Kurs ergänzen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im Schüler-Datenblatt anzeigen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uswertungen/Listen</text:p>
          </table:table-cell>
          <table:table-cell office:value-type="string" calcext:value-type="string">
            <text:p>Schüler-Adressliste erstellen</text:p>
          </table:table-cell>
          <table:table-cell table:number-columns-repeated="2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Testfälle definieren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33])" office:value-type="float" office:value="109" calcext:value-type="float">
            <text:p>109</text:p>
          </table:table-cell>
          <table:table-cell table:formula="of:=([.C34]-[.$C$34]/21)" office:value-type="float" office:value="103.809523809524" calcext:value-type="float">
            <text:p>103.8095238095</text:p>
          </table:table-cell>
          <table:table-cell table:formula="of:=([.D34]-[.$C$34]/21)" office:value-type="float" office:value="98.6190476190476" calcext:value-type="float">
            <text:p>98.619047619</text:p>
          </table:table-cell>
          <table:table-cell table:formula="of:=([.E34]-[.$C$34]/21)" office:value-type="float" office:value="93.4285714285714" calcext:value-type="float">
            <text:p>93.4285714286</text:p>
          </table:table-cell>
          <table:table-cell table:formula="of:=([.F34]-[.$C$34]/21)" office:value-type="float" office:value="88.2380952380952" calcext:value-type="float">
            <text:p>88.2380952381</text:p>
          </table:table-cell>
          <table:table-cell table:formula="of:=([.G34]-[.$C$34]/21)" office:value-type="float" office:value="83.0476190476191" calcext:value-type="float">
            <text:p>83.0476190476</text:p>
          </table:table-cell>
          <table:table-cell table:formula="of:=([.H34]-[.$C$34]/21)" office:value-type="float" office:value="77.8571428571429" calcext:value-type="float">
            <text:p>77.8571428571</text:p>
          </table:table-cell>
          <table:table-cell table:formula="of:=([.I34]-[.$C$34]/21)" office:value-type="float" office:value="72.6666666666667" calcext:value-type="float">
            <text:p>72.6666666667</text:p>
          </table:table-cell>
          <table:table-cell table:formula="of:=([.J34]-[.$C$34]/21)" office:value-type="float" office:value="67.4761904761905" calcext:value-type="float">
            <text:p>67.4761904762</text:p>
          </table:table-cell>
          <table:table-cell table:formula="of:=([.K34]-[.$C$34]/21)" office:value-type="float" office:value="62.2857142857143" calcext:value-type="float">
            <text:p>62.2857142857</text:p>
          </table:table-cell>
          <table:table-cell table:formula="of:=([.L34]-[.$C$34]/21)" office:value-type="float" office:value="57.0952380952381" calcext:value-type="float">
            <text:p>57.0952380952</text:p>
          </table:table-cell>
          <table:table-cell table:formula="of:=([.M34]-[.$C$34]/21)" office:value-type="float" office:value="51.9047619047619" calcext:value-type="float">
            <text:p>51.9047619048</text:p>
          </table:table-cell>
          <table:table-cell table:formula="of:=([.N34]-[.$C$34]/21)" office:value-type="float" office:value="46.7142857142857" calcext:value-type="float">
            <text:p>46.7142857143</text:p>
          </table:table-cell>
          <table:table-cell table:formula="of:=([.O34]-[.$C$34]/21)" office:value-type="float" office:value="41.5238095238095" calcext:value-type="float">
            <text:p>41.5238095238</text:p>
          </table:table-cell>
          <table:table-cell table:formula="of:=([.P34]-[.$C$34]/21)" office:value-type="float" office:value="36.3333333333333" calcext:value-type="float">
            <text:p>36.3333333333</text:p>
          </table:table-cell>
          <table:table-cell table:formula="of:=([.Q34]-[.$C$34]/21)" office:value-type="float" office:value="31.1428571428572" calcext:value-type="float">
            <text:p>31.1428571429</text:p>
          </table:table-cell>
          <table:table-cell table:formula="of:=([.R34]-[.$C$34]/21)" office:value-type="float" office:value="25.952380952381" calcext:value-type="float">
            <text:p>25.9523809524</text:p>
          </table:table-cell>
          <table:table-cell table:formula="of:=([.S34]-[.$C$34]/21)" office:value-type="float" office:value="20.7619047619048" calcext:value-type="float">
            <text:p>20.7619047619</text:p>
          </table:table-cell>
          <table:table-cell table:formula="of:=([.T34]-[.$C$34]/21)" office:value-type="float" office:value="15.5714285714286" calcext:value-type="float">
            <text:p>15.5714285714</text:p>
          </table:table-cell>
          <table:table-cell table:formula="of:=([.U34]-[.$C$34]/21)" office:value-type="float" office:value="10.3809523809524" calcext:value-type="float">
            <text:p>10.380952381</text:p>
          </table:table-cell>
          <table:table-cell table:formula="of:=([.V34]-[.$C$34]/21)" office:value-type="float" office:value="5.1904761904762" calcext:value-type="float">
            <text:p>5.1904761905</text:p>
          </table:table-cell>
          <table:table-cell table:formula="of:=([.W34]-[.$C$34]/21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33])" office:value-type="float" office:value="109" calcext:value-type="float">
            <text:p>109</text:p>
          </table:table-cell>
          <table:table-cell table:formula="of:=SUM([.D2:.D33])" office:value-type="float" office:value="109" calcext:value-type="float">
            <text:p>109</text:p>
          </table:table-cell>
          <table:table-cell table:formula="of:=SUM([.E2:.E33])" office:value-type="float" office:value="109" calcext:value-type="float">
            <text:p>109</text:p>
          </table:table-cell>
          <table:table-cell table:formula="of:=SUM([.F2:.F33])" office:value-type="float" office:value="99" calcext:value-type="float">
            <text:p>99</text:p>
          </table:table-cell>
          <table:table-cell table:formula="of:=SUM([.G2:.G33])" office:value-type="float" office:value="97" calcext:value-type="float">
            <text:p>97</text:p>
          </table:table-cell>
          <table:table-cell table:formula="of:=SUM([.H2:.H33])" office:value-type="float" office:value="95" calcext:value-type="float">
            <text:p>95</text:p>
          </table:table-cell>
          <table:table-cell table:formula="of:=SUM([.I2:.I33])" office:value-type="float" office:value="92" calcext:value-type="float">
            <text:p>92</text:p>
          </table:table-cell>
          <table:table-cell table:formula="of:=SUM([.J2:.J33])" office:value-type="float" office:value="84" calcext:value-type="float">
            <text:p>84</text:p>
          </table:table-cell>
          <table:table-cell table:formula="of:=SUM([.K2:.K33])" office:value-type="float" office:value="69" calcext:value-type="float">
            <text:p>69</text:p>
          </table:table-cell>
          <table:table-cell table:formula="of:=SUM([.L2:.L33])" office:value-type="float" office:value="62" calcext:value-type="float">
            <text:p>62</text:p>
          </table:table-cell>
          <table:table-cell table:formula="of:=SUM([.M2:.M33])" office:value-type="float" office:value="55" calcext:value-type="float">
            <text:p>55</text:p>
          </table:table-cell>
          <table:table-cell table:formula="of:=SUM([.N2:.N33])" office:value-type="float" office:value="53" calcext:value-type="float">
            <text:p>53</text:p>
          </table:table-cell>
          <table:table-cell table:formula="of:=SUM([.O2:.O33])" office:value-type="float" office:value="47" calcext:value-type="float">
            <text:p>47</text:p>
          </table:table-cell>
          <table:table-cell table:formula="of:=SUM([.P2:.P33])" office:value-type="float" office:value="37" calcext:value-type="float">
            <text:p>37</text:p>
          </table:table-cell>
          <table:table-cell table:formula="of:=SUM([.Q2:.Q33])" office:value-type="float" office:value="37" calcext:value-type="float">
            <text:p>37</text:p>
          </table:table-cell>
          <table:table-cell table:formula="of:=SUM([.R2:.R33])" office:value-type="float" office:value="34" calcext:value-type="float">
            <text:p>34</text:p>
          </table:table-cell>
          <table:table-cell table:formula="of:=SUM([.S2:.S33])" office:value-type="float" office:value="34" calcext:value-type="float">
            <text:p>34</text:p>
          </table:table-cell>
          <table:table-cell table:formula="of:=SUM([.T2:.T33])" office:value-type="float" office:value="34" calcext:value-type="float">
            <text:p>34</text:p>
          </table:table-cell>
          <table:table-cell table:formula="of:=SUM([.U2:.U33])" office:value-type="float" office:value="34" calcext:value-type="float">
            <text:p>34</text:p>
          </table:table-cell>
          <table:table-cell table:formula="of:=SUM([.V2:.V33])" office:value-type="float" office:value="34" calcext:value-type="float">
            <text:p>34</text:p>
          </table:table-cell>
          <table:table-cell table:formula="of:=SUM([.W2:.W33])" office:value-type="float" office:value="34" calcext:value-type="float">
            <text:p>34</text:p>
          </table:table-cell>
          <table:table-cell table:formula="of:=SUM([.X2:.X33])" office:value-type="float" office:value="34" calcext:value-type="float">
            <text:p>34</text:p>
          </table:table-cell>
          <table:table-cell table:number-columns-repeated="100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9:37:50.4263132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7-26T20:13:49.521342469</dc:date>
    <meta:editing-duration>PT1H36M6S</meta:editing-duration>
    <meta:generator>LibreOffice/4.2.8.2$Linux_X86_64 LibreOffice_project/420m0$Build-2</meta:generator>
    <meta:editing-cycles>27</meta:editing-cycles>
    <meta:document-statistic meta:table-count="1" meta:cell-count="84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3.952cm" style:legend-expansion="high" chart:style-name="ch2"/>
        <chart:plot-area chart:style-name="ch3" table:cell-range-address="Tabelle1.A34:Tabelle1.A35 Tabelle1.C34:Tabelle1.X35" chart:data-source-has-labels="column" svg:x="0.32cm" svg:y="0.18cm" svg:width="11.423cm" svg:height="8.64cm">
          <chartooo:coordinate-region svg:x="1.127cm" svg:y="0.379cm" svg:width="10.4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4:Tabelle1.X34" chart:label-cell-address="Tabelle1.A34:Tabelle1.A34" chart:class="chart:line">
            <chart:data-point chart:repeated="22"/>
          </chart:series>
          <chart:series chart:style-name="ch7" chart:values-cell-range-address="Tabelle1.C35:Tabelle1.X35" chart:label-cell-address="Tabelle1.A35:Tabelle1.A35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34:Tabelle1.A34</svg:desc>
                </draw:g>
              </table:table-cell>
              <table:table-cell office:value-type="float" office:value="109">
                <text:p>109</text:p>
                <draw:g>
                  <svg:desc>Tabelle1.C34:Tabelle1.X34</svg:desc>
                </draw:g>
              </table:table-cell>
              <table:table-cell office:value-type="float" office:value="103.809523809524">
                <text:p>103.809523809524</text:p>
              </table:table-cell>
              <table:table-cell office:value-type="float" office:value="98.6190476190476">
                <text:p>98.6190476190476</text:p>
              </table:table-cell>
              <table:table-cell office:value-type="float" office:value="93.4285714285714">
                <text:p>93.4285714285714</text:p>
              </table:table-cell>
              <table:table-cell office:value-type="float" office:value="88.2380952380952">
                <text:p>88.2380952380952</text:p>
              </table:table-cell>
              <table:table-cell office:value-type="float" office:value="83.0476190476191">
                <text:p>83.0476190476191</text:p>
              </table:table-cell>
              <table:table-cell office:value-type="float" office:value="77.8571428571429">
                <text:p>77.8571428571429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67.4761904761905">
                <text:p>67.4761904761905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57.0952380952381">
                <text:p>57.0952380952381</text:p>
              </table:table-cell>
              <table:table-cell office:value-type="float" office:value="51.9047619047619">
                <text:p>51.9047619047619</text:p>
              </table:table-cell>
              <table:table-cell office:value-type="float" office:value="46.7142857142857">
                <text:p>46.7142857142857</text:p>
              </table:table-cell>
              <table:table-cell office:value-type="float" office:value="41.5238095238095">
                <text:p>41.5238095238095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1.1428571428572">
                <text:p>31.1428571428572</text:p>
              </table:table-cell>
              <table:table-cell office:value-type="float" office:value="25.952380952381">
                <text:p>25.952380952381</text:p>
              </table:table-cell>
              <table:table-cell office:value-type="float" office:value="20.7619047619048">
                <text:p>20.7619047619048</text:p>
              </table:table-cell>
              <table:table-cell office:value-type="float" office:value="15.5714285714286">
                <text:p>15.5714285714286</text:p>
              </table:table-cell>
              <table:table-cell office:value-type="float" office:value="10.3809523809524">
                <text:p>10.3809523809524</text:p>
              </table:table-cell>
              <table:table-cell office:value-type="float" office:value="5.1904761904762">
                <text:p>5.190476190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Burndown</text:p>
                <draw:g>
                  <svg:desc>Tabelle1.A35:Tabelle1.A35</svg:desc>
                </draw:g>
              </table:table-cell>
              <table:table-cell office:value-type="float" office:value="109">
                <text:p>109</text:p>
                <draw:g>
                  <svg:desc>Tabelle1.C35:Tabelle1.X35</svg:desc>
                </draw:g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